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6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2.016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2.778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2.981cm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3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0.931cm" svg:y2="1.91cm" svg:d="M19692 9357l1239-7447" svg:viewBox="0 0 1240 7448">
          <text:p/>
        </draw:connector>
        <draw:connector draw:style-name="gr2" draw:text-style-name="P1" draw:layer="layout" draw:type="line" svg:x1="6.23cm" svg:y1="1.915cm" svg:x2="10.591cm" svg:y2="9.362cm" draw:start-shape="id1" draw:start-glue-point="8" draw:end-shape="id2" draw:end-glue-point="4" svg:d="M6230 1915l4361 7447" svg:viewBox="0 0 4362 7448">
          <text:p/>
        </draw:connector>
        <draw:connector draw:style-name="gr3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9-05-12">May 12, 2019</text:date></text:span><text:span text:style-name="T1"><text:s/>- </text:span><text:span text:style-name="T1">mi</text:span><text:span text:style-name="T1">ce</text:span><text:span text:style-name="T1">m</text:span><text:span text:style-name="T1">n.</text:span><text:span text:style-name="T1">ne</text:span><text:span text:style-name="T1">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</text:span><text:span text:style-name="T2">er </text:span><text:span text:style-name="T2">EX42</text:span><text:span text:style-name="T2">00</text:span></text:p>
          <text:p text:style-name="P4"><text:span text:style-name="T2">24 </text:span><text:span text:style-name="T2">1G </text:span><text:span text:style-name="T2">copp</text:span><text:span text:style-name="T2">er </text:span><text:span text:style-name="T2">ports</text:span></text:p>
          <text:p text:style-name="P4"><text:span text:style-name="T2">+ </text:span><text:span text:style-name="T2">expa</text:span><text:span text:style-name="T2">nsion </text:span><text:span text:style-name="T2">modu</text:span><text:span text:style-name="T2">le w/ </text:span><text:span text:style-name="T2">4 </text:span><text:span text:style-name="T2">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</text:span><text:span text:style-name="T2">iper </text:span><text:span text:style-name="T2">Sta</text:span><text:span text:style-name="T2">cki</text:span><text:span text:style-name="T2">ng</text:span></text:p>
            <text:p text:style-name="P4"><text:span text:style-name="T2">Ca</text:span><text:span text:style-name="T2">ble</text:span><text:span text:style-name="T2">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</text:span><text:span text:style-name="T2">ute </text:span><text:span text:style-name="T2">Ser</text:span><text:span text:style-name="T2">ver </text:span><text:span text:style-name="T2">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</text:span><text:span text:style-name="T2">ute </text:span><text:span text:style-name="T2">Ser</text:span><text:span text:style-name="T2">ver </text:span><text:span text:style-name="T2">#1</text:span></text:p>
          </draw:text-box>
        </draw:frame>
        <draw:connector draw:style-name="gr1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9.13cm" svg:y1="1.915cm" svg:x2="12.591cm" svg:y2="9.362cm" draw:start-shape="id9" draw:start-glue-point="8" draw:end-shape="id10" draw:end-glue-point="4" svg:d="M9130 1915l3461 7447" svg:viewBox="0 0 3462 7448">
          <text:p/>
        </draw:connector>
        <draw:custom-shape draw:style-name="gr11" draw:text-style-name="P4" xml:id="id9" draw:id="id9" draw:layer="layout" svg:width="0.635cm" svg:height="0.381cm" svg:x="8.8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5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1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836cm" svg:y="8.066cm">
          <draw:text-box>
            <text:p text:style-name="P4"><text:span text:style-name="T3">E4/</text:span><text:span text:style-name="T3">48</text:span></text:p>
            <text:p text:style-name="P4"><text:span text:style-name="T3">E5/</text:span><text:span text:style-name="T3">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9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</text:span><text:span text:style-name="T3">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</text:span><text:span text:style-name="T3">0/0/</text:span><text:span text:style-name="T3">1</text:span></text:p>
          </draw:text-box>
        </draw:frame>
        <draw:frame draw:style-name="gr18" draw:text-style-name="P6" draw:layer="layout" svg:width="1.247cm" svg:height="0.607cm" svg:x="15.843cm" svg:y="12.185cm">
          <draw:text-box>
            <text:p text:style-name="P4"><text:span text:style-name="T3">Po1</text:span><text:span text:style-name="T3">1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</text:span><text:span text:style-name="T3">47</text:span></text:p>
            <text:p text:style-name="P7"><text:span text:style-name="T3">E5/</text:span><text:span text:style-name="T3">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</text:span><text:span text:style-name="T3">0/1/</text:span><text:span text:style-name="T3">0</text:span></text:p>
            <text:p text:style-name="P4"><text:span text:style-name="T3">xe-</text:span><text:span text:style-name="T3">0/1/</text:span><text:span text:style-name="T3">2</text:span></text:p>
          </draw:text-box>
        </draw:frame>
        <draw:custom-shape draw:style-name="gr21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</text:span><text:span text:style-name="T3">0/0/</text:span><text:span text:style-name="T3">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</text:span><text:span text:style-name="T2">kin</text:span><text:span text:style-name="T2">g </text:span><text:span text:style-name="T2">Gla</text:span><text:span text:style-name="T2">ss</text:span></text:p>
            <text:p text:style-name="P2"><text:span text:style-name="T2">lg.</text:span><text:span text:style-name="T2">mic</text:span><text:span text:style-name="T2">em</text:span><text:span text:style-name="T2">n.n</text:span><text:span text:style-name="T2">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</text:span><text:span text:style-name="T2">o</text:span><text:span text:style-name="T2">r</text:span><text:span text:style-name="T2">e</text:span><text:span text:style-name="T2">-</text:span><text:span text:style-name="T2">s</text:span><text:span text:style-name="T2">w</text:span><text:span text:style-name="T2">0</text:span><text:span text:style-name="T2">.</text:span><text:span text:style-name="T2">m</text:span><text:span text:style-name="T2">i</text:span><text:span text:style-name="T2">c</text:span><text:span text:style-name="T2">e</text:span><text:span text:style-name="T2">m</text:span><text:span text:style-name="T2">n</text:span><text:span text:style-name="T2">.</text:span><text:span text:style-name="T2">n</text:span><text:span text:style-name="T2">e</text:span><text:span text:style-name="T2">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</text:span><text:span text:style-name="T2">e-</text:span><text:span text:style-name="T2">sw</text:span><text:span text:style-name="T2">2.m</text:span><text:span text:style-name="T2">ice</text:span><text:span text:style-name="T2">mn.</text:span><text:span text:style-name="T2">net</text:span></text:p>
          </draw:text-box>
        </draw:frame>
        <draw:connector draw:style-name="gr1" draw:text-style-name="P1" draw:layer="layout" draw:type="line" svg:x1="15.291cm" svg:y1="9.362cm" svg:x2="15.53cm" svg:y2="1.915cm" draw:start-shape="id11" draw:start-glue-point="4" draw:end-shape="id12" draw:end-glue-point="8" svg:d="M15291 9362l239-7447" svg:viewBox="0 0 240 7448">
          <text:p/>
        </draw:connector>
        <draw:custom-shape draw:style-name="gr11" draw:text-style-name="P4" xml:id="id12" draw:id="id12" draw:layer="layout" svg:width="0.635cm" svg:height="0.381cm" svg:x="15.2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5.913cm" svg:height="1.295cm" svg:x="14.075cm" svg:y="15.367cm">
          <text:p text:style-name="P4"><text:span text:style-name="T2">Junip</text:span><text:span text:style-name="T2">er </text:span><text:span text:style-name="T2">EX42</text:span><text:span text:style-name="T2">00</text:span></text:p>
          <text:p text:style-name="P4"><text:span text:style-name="T2">24 </text:span><text:span text:style-name="T2">1G </text:span><text:span text:style-name="T2">copp</text:span><text:span text:style-name="T2">er </text:span><text:span text:style-name="T2">ports</text:span></text:p>
          <text:p text:style-name="P4"><text:span text:style-name="T2">+ </text:span><text:span text:style-name="T2">expa</text:span><text:span text:style-name="T2">nsion </text:span><text:span text:style-name="T2">modu</text:span><text:span text:style-name="T2">le w/ </text:span><text:span text:style-name="T2">2 </text:span><text:span text:style-name="T2">SFP+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5.292cm" svg:y="5.987cm">
          <draw:text-box>
            <text:p text:style-name="P4"><text:span text:style-name="T3">Po1</text:span><text:span text:style-name="T3">5</text:span></text:p>
          </draw:text-box>
        </draw:frame>
        <draw:custom-shape draw:style-name="gr12" draw:text-style-name="P1" draw:layer="layout" svg:width="1.089cm" svg:height="0.381cm" svg:x="10.4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1.102cm" svg:y="5.942cm">
          <draw:text-box>
            <text:p text:style-name="P4"><text:span text:style-name="T3">Po2</text:span><text:span text:style-name="T3">2</text:span></text:p>
          </draw:text-box>
        </draw:frame>
        <draw:custom-shape draw:style-name="gr12" draw:text-style-name="P1" draw:layer="layout" svg:width="1.089cm" svg:height="0.381cm" svg:x="14.9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2.0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454cm" svg:y1="1.86cm" svg:x2="10.815cm" svg:y2="9.417cm" draw:start-shape="id1" draw:start-glue-point="9" draw:end-shape="id2" draw:end-glue-point="11" svg:d="M6454 1860l4361 7557" svg:viewBox="0 0 4362 7558">
          <text:p/>
        </draw:connector>
        <draw:connector draw:style-name="gr10" draw:text-style-name="P1" draw:layer="layout" draw:type="line" svg:x1="12.33cm" svg:y1="1.915cm" svg:x2="14.291cm" svg:y2="9.362cm" draw:start-shape="id13" draw:start-glue-point="8" svg:d="M12330 1915l1961 7447" svg:viewBox="0 0 1962 7448">
          <text:p/>
        </draw:connector>
        <draw:frame draw:style-name="gr25" draw:text-style-name="P6" draw:layer="layout" svg:width="1.425cm" svg:height="0.607cm" svg:x="15.299cm" svg:y="8.37cm">
          <draw:text-box>
            <text:p text:style-name="P4"><text:span text:style-name="T3">E3/</text:span><text:span text:style-name="T3">6/1</text:span></text:p>
          </draw:text-box>
        </draw:frame>
        <draw:custom-shape draw:style-name="gr26" draw:text-style-name="P5" draw:layer="layout" svg:width="2.54cm" svg:height="1.295cm" svg:x="4.897cm" svg:y="1.305cm">
          <text:p text:style-name="P4"><text:span text:style-name="T2">Z</text:span><text:span text:style-name="T2">a</text:span><text:span text:style-name="T2">y</text:span><text:span text:style-name="T2">o</text:span></text:p>
          <text:p text:style-name="P4"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S</text:span><text:span text:style-name="T2">w</text:span><text:span text:style-name="T2">i</text:span><text:span text:style-name="T2">t</text:span><text:span text:style-name="T2">c</text:span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3.302cm" svg:height="1.295cm" svg:x="1.397cm" svg:y="1.305cm">
          <text:p text:style-name="P4"><text:span text:style-name="T2">Man</text:span><text:span text:style-name="T2">kato </text:span><text:span text:style-name="T2">Net</text:span><text:span text:style-name="T2">wor</text:span><text:span text:style-name="T2">ks</text:span></text:p>
          <text:p text:style-name="P4"><text:span text:style-name="T2">Re</text:span><text:span text:style-name="T2">mot</text:span><text:span text:style-name="T2">e </text:span><text:span text:style-name="T2">Swit</text:span><text:span text:style-name="T2">ch</text:span></text:p>
          <text:p text:style-name="P4"><text:span text:style-name="T2">Juni</text:span><text:span text:style-name="T2">per </text:span><text:span text:style-name="T2">EX3</text:span><text:span text:style-name="T2">300-</text:span><text:span text:style-name="T2">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2.54cm" svg:height="1.295cm" svg:x="7.597cm" svg:y="1.305cm">
          <text:p text:style-name="P4"><text:span text:style-name="T2">CN</text:span><text:span text:style-name="T2">S</text:span></text:p>
          <text:p text:style-name="P4"><text:span text:style-name="T2">Re</text:span><text:span text:style-name="T2">mot</text:span><text:span text:style-name="T2">e </text:span><text:span text:style-name="T2">Swi</text:span><text:span text:style-name="T2">tch</text:span></text:p>
          <text:p text:style-name="P4"><text:span text:style-name="T2">Cis</text:span><text:span text:style-name="T2">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0.297cm" svg:y="1.305cm">
          <text:p text:style-name="P4"><text:span text:style-name="T2">N</text:span><text:span text:style-name="T2">o</text:span><text:span text:style-name="T2">rt</text:span><text:span text:style-name="T2">h</text:span><text:span text:style-name="T2">e</text:span><text:span text:style-name="T2">r</text:span><text:span text:style-name="T2">n </text:span><text:span text:style-name="T2">L</text:span><text:span text:style-name="T2">i</text:span><text:span text:style-name="T2">g</text:span><text:span text:style-name="T2">h</text:span><text:span text:style-name="T2">t</text:span><text:span text:style-name="T2">s </text:span><text:span text:style-name="T2">G</text:span><text:span text:style-name="T2">i</text:span><text:span text:style-name="T2">g</text:span><text:span text:style-name="T2">a</text:span><text:span text:style-name="T2">P</text:span><text:span text:style-name="T2">o</text:span><text:span text:style-name="T2">P</text:span></text:p>
          <text:p text:style-name="P4"><text:span text:style-name="T2">R</text:span><text:span text:style-name="T2">e</text:span><text:span text:style-name="T2">m</text:span><text:span text:style-name="T2">o</text:span><text:span text:style-name="T2">t</text:span><text:span text:style-name="T2">e </text:span><text:span text:style-name="T2">S</text:span><text:span text:style-name="T2">w</text:span><text:span text:style-name="T2">it</text:span><text:span text:style-name="T2">c</text:span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5.493cm" svg:y="5.188cm">
          <draw:text-box>
            <text:p text:style-name="P4"><text:span text:style-name="T3">Po1</text:span></text:p>
          </draw:text-box>
        </draw:frame>
        <draw:frame draw:style-name="gr29" draw:text-style-name="P6" draw:layer="layout" svg:width="1.336cm" svg:height="0.607cm" svg:x="14.289cm" svg:y="2.552cm">
          <draw:text-box>
            <text:p text:style-name="P4"><text:span text:style-name="T3">E49</text:span><text:span text:style-name="T3">/1</text:span></text:p>
          </draw:text-box>
        </draw:frame>
        <draw:frame draw:style-name="gr25" draw:text-style-name="P6" draw:layer="layout" svg:width="1.425cm" svg:height="0.607cm" svg:x="10.999cm" svg:y="8.371cm">
          <draw:text-box>
            <text:p text:style-name="P4"><text:span text:style-name="T3">E3/</text:span><text:span text:style-name="T3">7/1</text:span></text:p>
          </draw:text-box>
        </draw:frame>
        <draw:frame draw:style-name="gr14" draw:text-style-name="P6" draw:layer="layout" svg:width="1.836cm" svg:height="0.607cm" svg:x="12.799cm" svg:y="8.371cm">
          <draw:text-box>
            <text:p text:style-name="P4"><text:span text:style-name="T3">E3/</text:span><text:span text:style-name="T3">4/1</text:span></text:p>
          </draw:text-box>
        </draw:frame>
        <draw:custom-shape draw:style-name="gr11" draw:text-style-name="P4" xml:id="id14" draw:id="id14" draw:layer="layout" svg:width="0.635cm" svg:height="0.381cm" svg:x="18.241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334cm" svg:y1="5.254cm" svg:x2="15.847cm" svg:y2="1.725cm" draw:start-shape="id14" draw:start-glue-point="5" draw:end-shape="id12" draw:end-glue-point="10" svg:d="M18334 5254l-2487-3529" svg:viewBox="0 0 2488 3530">
          <text:p/>
        </draw:connector>
        <draw:custom-shape draw:style-name="gr30" draw:text-style-name="P5" draw:layer="layout" svg:width="3.505cm" svg:height="1.295cm" svg:x="16.463cm" svg:y="4.666cm">
          <text:p text:style-name="P4"><text:span text:style-name="T2">South Front Networks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4.4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1.129cm" svg:height="0.963cm" svg:x="16.989cm" svg:y="2.553cm">
          <draw:text-box>
            <text:p text:style-name="P4"><text:span text:style-name="T3">E47</text:span><text:span text:style-name="T3"><text:line-break/></text:span><text:span text:style-name="T3">E48</text:span></text:p>
          </draw:text-box>
        </draw:frame>
        <draw:custom-shape draw:style-name="gr12" draw:text-style-name="P1" draw:layer="layout" svg:width="1.089cm" svg:height="0.381cm" svg:x="16.9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7.286cm" svg:y="3.488cm">
          <draw:text-box>
            <text:p text:style-name="P4"><text:span text:style-name="T3">Po2</text:span></text:p>
          </draw:text-box>
        </draw:frame>
        <draw:connector draw:style-name="gr1" draw:text-style-name="P1" draw:layer="layout" draw:type="line" svg:x1="19.491cm" svg:y1="9.356cm" svg:x2="20.73cm" svg:y2="1.909cm" draw:start-shape="id15" draw:start-glue-point="4" draw:end-shape="id16" draw:end-glue-point="8" svg:d="M19491 9356l1239-7447" svg:viewBox="0 0 1240 7448">
          <text:p/>
        </draw:connector>
        <draw:custom-shape draw:style-name="gr11" draw:text-style-name="P4" xml:id="id16" draw:id="id16" draw:layer="layout" svg:width="0.635cm" svg:height="0.381cm" svg:x="20.41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9.992cm" svg:y="6.481cm">
          <draw:text-box>
            <text:p text:style-name="P4"><text:span text:style-name="T3">Po2</text:span><text:span text:style-name="T3">8</text:span></text:p>
          </draw:text-box>
        </draw:frame>
        <draw:custom-shape draw:style-name="gr12" draw:text-style-name="P1" draw:layer="layout" svg:width="1.089cm" svg:height="0.381cm" svg:x="19.6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5" draw:id="id15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20.193cm" svg:y="5.682cm">
          <draw:text-box>
            <text:p text:style-name="P4"><text:span text:style-name="T3">ae0</text:span></text:p>
          </draw:text-box>
        </draw:frame>
        <draw:frame draw:style-name="gr20" draw:text-style-name="P6" draw:layer="layout" svg:width="1.836cm" svg:height="0.963cm" svg:x="18.789cm" svg:y="2.546cm">
          <draw:text-box>
            <text:p text:style-name="P4"><text:span text:style-name="T3">xe-</text:span><text:span text:style-name="T3">0/0/</text:span><text:span text:style-name="T3">30</text:span><text:span text:style-name="T3"><text:line-break/></text:span><text:span text:style-name="T3">xe-</text:span><text:span text:style-name="T3">0/0/</text:span><text:span text:style-name="T3">31</text:span></text:p>
          </draw:text-box>
        </draw:frame>
        <draw:custom-shape draw:style-name="gr11" draw:text-style-name="P4" xml:id="id17" draw:id="id17" draw:layer="layout" svg:width="0.635cm" svg:height="0.381cm" svg:x="23.0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3.134cm" svg:y1="5.248cm" svg:x2="21.047cm" svg:y2="1.719cm" draw:start-shape="id17" draw:start-glue-point="5" draw:end-shape="id16" draw:end-glue-point="10" svg:d="M23134 5248l-2087-3529" svg:viewBox="0 0 2088 3530">
          <text:p/>
        </draw:connector>
        <draw:custom-shape draw:style-name="gr28" draw:text-style-name="P5" draw:layer="layout" svg:width="4.064cm" svg:height="1.295cm" svg:x="21.263cm" svg:y="4.66cm">
          <text:p text:style-name="P4"><text:span text:style-name="T2">Comp</text:span><text:span text:style-name="T2">udyne </text:span><text:span text:style-name="T2">Dulut</text:span><text:span text:style-name="T2">h</text:span></text:p>
          <text:p text:style-name="P4"><text:span text:style-name="T2">Remo</text:span><text:span text:style-name="T2">te </text:span><text:span text:style-name="T2">Switc</text:span><text:span text:style-name="T2">h</text:span><text:span text:style-name="T2"><text:line-break/></text:span><text:span text:style-name="T2">Junip</text:span><text:span text:style-name="T2">er </text:span><text:span text:style-name="T2">EX45</text:span><text:span text:style-name="T2">50-</text:span><text:span text:style-name="T2">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8.697cm" svg:y="1.299cm">
          <text:p text:style-name="P4"><text:span text:style-name="T2">Com</text:span><text:span text:style-name="T2">pudy</text:span><text:span text:style-name="T2">ne </text:span><text:span text:style-name="T2">511</text:span></text:p>
          <text:p text:style-name="P4"><text:span text:style-name="T2">Rem</text:span><text:span text:style-name="T2">ote </text:span><text:span text:style-name="T2">Swit</text:span><text:span text:style-name="T2">ch</text:span></text:p>
          <text:p text:style-name="P4"><text:span text:style-name="T2">Juni</text:span><text:span text:style-name="T2">per </text:span><text:span text:style-name="T2">EX4</text:span><text:span text:style-name="T2">550-</text:span><text:span text:style-name="T2">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.836cm" svg:height="0.612cm" svg:x="21.889cm" svg:y="2.547cm">
          <draw:text-box>
            <text:p text:style-name="P4"><text:span text:style-name="T3">xe-</text:span><text:span text:style-name="T3">0/0/</text:span><text:span text:style-name="T3">29</text:span></text:p>
          </draw:text-box>
        </draw:frame>
        <draw:custom-shape draw:style-name="gr33" draw:text-style-name="P5" draw:layer="layout" svg:width="14.799cm" svg:height="1.295cm" svg:x="5.191cm" svg:y="8.905cm">
          <text:p text:style-name="P4"><text:span text:style-name="T4">Ari</text:span><text:span text:style-name="T4">sta </text:span><text:span text:style-name="T4">75</text:span><text:span text:style-name="T4">04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.658cm" svg:height="0.963cm" svg:x="18.436cm" svg:y="8.067cm">
          <draw:text-box>
            <text:p text:style-name="P4"><text:span text:style-name="T3">E4/</text:span><text:span text:style-name="T3">34</text:span></text:p>
            <text:p text:style-name="P4"><text:span text:style-name="T3">E5/</text:span><text:span text:style-name="T3">34</text:span></text:p>
          </draw:text-box>
        </draw:frame>
        <draw:frame draw:style-name="gr32" draw:text-style-name="P6" draw:layer="layout" svg:width="1.836cm" svg:height="0.612cm" svg:x="22.589cm" svg:y="4.147cm">
          <draw:text-box>
            <text:p text:style-name="P4"><text:span text:style-name="T3">xe-</text:span><text:span text:style-name="T3">0/0/</text:span><text:span text:style-name="T3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9-05-12T03:25:47.742231414</dc:date>
    <meta:editing-duration>PT4H45M47S</meta:editing-duration>
    <meta:editing-cycles>131</meta:editing-cycles>
    <meta:generator>LibreOffice/6.0.7.3$Linux_X86_64 LibreOffice_project/00m0$Build-3</meta:generator>
    <meta:document-statistic meta:object-count="81"/>
  </office:meta>
</office:document-meta>
</file>